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886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9264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8661in"/>
    </style:style>
    <style:style style:name="co12" style:family="table-column">
      <style:table-column-properties fo:break-before="auto" style:column-width="1.8764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6626in"/>
    </style:style>
    <style:style style:name="co16" style:family="table-column">
      <style:table-column-properties fo:break-before="auto" style:column-width="1.8063in"/>
    </style:style>
    <style:style style:name="co17" style:family="table-column">
      <style:table-column-properties fo:break-before="auto" style:column-width="1.4543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4945in"/>
    </style:style>
    <style:style style:name="co20" style:family="table-column">
      <style:table-column-properties fo:break-before="auto" style:column-width="1.438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3.9693in" fo:break-before="auto" style:use-optimal-row-height="false"/>
    </style:style>
    <style:style style:name="ro4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 fo:padding-bottom="0.0193in" fo:padding-left="0.0138in" fo:padding-right="0.0138in" fo:padding-top="0.0193in" style:rotation-align="none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</style:style>
    <style:style style:name="ce20" style:family="table-cell" style:parent-style-name="Default">
      <style:table-cell-properties fo:background-color="transparent" fo:border="0.06pt solid #000000" fo:padding-bottom="0.0193in" fo:padding-left="0.0138in" fo:padding-right="0.0138in" fo:padding-top="0.0193in" style:rotation-align="none"/>
    </style:style>
    <style:style style:name="ce21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</style:style>
    <style:style style:name="ce23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</style:style>
    <style:style style:name="ce24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3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4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</style:style>
    <style:style style:name="ce62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64" style:family="table-cell" style:parent-style-name="Default">
      <style:table-cell-properties fo:background-color="transparent" style:rotation-align="none"/>
    </style:style>
    <style:style style:name="ce65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</style:style>
    <style:style style:name="ce6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rotation-align="none"/>
    </style:style>
    <style:style style:name="ce7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style:diagonal-bl-tr="none" style:diagonal-tl-br="none" fo:border="0.99pt solid #000000" style:rotation-align="none"/>
    </style:style>
    <style:style style:name="ce89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</style:style>
    <style:style style:name="ce90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</style:style>
    <style:style style:name="ce91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92" style:family="table-cell" style:parent-style-name="Default">
      <style:table-cell-properties fo:border="0.79pt double #000000" style:border-line-width="0.011in 0.0138in 0.0055in" style:rotation-align="none"/>
    </style:style>
    <style:style style:name="ce93" style:family="table-cell" style:parent-style-name="Default">
      <style:table-cell-properties fo:background-color="transparent" fo:border="0.79pt double #000000" style:border-line-width="0.011in 0.0138in 0.0055in" style:rotation-align="none"/>
    </style:style>
    <style:style style:name="ce9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00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11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in"/>
    </style:style>
    <style:style style:name="ce114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18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4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35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cccccc" style:rotation-align="none"/>
    </style:style>
    <style:style style:name="ce141" style:family="table-cell" style:parent-style-name="Default">
      <style:table-cell-properties fo:background-color="#cccccc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42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in"/>
    </style:style>
    <style:style style:name="ce14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e6e6e6" style:rotation-align="none"/>
    </style:style>
    <style:style style:name="ce162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163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e6e6e6" fo:border="0.06pt solid #000000" fo:padding-bottom="0.0193in" fo:padding-left="0.0138in" fo:padding-right="0.0138in" fo:padding-top="0.0193in" style:rotation-align="none"/>
    </style:style>
    <style:style style:name="ce166" style:family="table-cell" style:parent-style-name="Default">
      <style:table-cell-properties fo:background-color="#e6e6ff" style:rotation-align="none"/>
    </style:style>
    <style:style style:name="ce16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e6e6ff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17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e6e6ff" fo:border="0.06pt solid #000000" fo:padding-bottom="0.0193in" fo:padding-left="0.0138in" fo:padding-right="0.0138in" fo:padding-top="0.0193in" style:rotation-align="none"/>
    </style:style>
    <style:style style:name="ce182" style:family="table-cell" style:parent-style-name="Default">
      <style:table-cell-properties fo:background-color="#e6e6ff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e6e6ff" fo:border="0.06pt solid #000000" style:rotation-align="none"/>
    </style:style>
    <style:style style:name="ce184" style:family="table-cell" style:parent-style-name="Default">
      <style:table-cell-properties fo:background-color="#e6e6ff" fo:border="0.06pt solid #000000" style:rotation-align="none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0.06pt solid #000000" fo:background-color="#e6e6ff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/>
    </style:style>
    <style:style style:name="ce186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0" style:family="table-cell" style:parent-style-name="Default">
      <style:table-cell-properties fo:background-color="#e6e6ff"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none" style:rotation-align="none" fo:border-top="0.06pt solid #000000"/>
    </style:style>
    <style:style style:name="ce19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209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e6e6ff" style:text-align-source="fix" style:repeat-content="false" fo:border="0.06pt solid #000000" style:rotation-align="none"/>
      <style:paragraph-properties fo:text-align="center" fo:margin-left="0in"/>
    </style:style>
    <style:style style:name="ce2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0.06pt solid #000000" style:rotation-align="none" fo:border-top="0.06pt solid #000000"/>
    </style:style>
    <style:style style:name="ce21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0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22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3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22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25" style:family="table-cell" style:parent-style-name="Default">
      <style:table-cell-properties fo:border-bottom="0.99pt solid #000000" fo:background-color="#e6e6ff" style:diagonal-bl-tr="none" style:diagonal-tl-br="none" fo:border-left="0.99pt solid #000000" fo:border-right="0.99pt solid #000000" style:rotation-align="none" fo:border-top="4pt solid #000000"/>
    </style:style>
    <style:style style:name="ce226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227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/>
    </style:style>
    <style:style style:name="ce228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229" style:family="table-cell" style:parent-style-name="Default">
      <style:table-cell-properties fo:background-color="#e6e6ff" fo:border="0.79pt double #000000" style:border-line-width="0.011in 0.0138in 0.0055in" style:rotation-align="none"/>
    </style:style>
    <style:style style:name="ce230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0.06pt solid #000000" fo:background-color="#00ff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232" style:family="table-cell" style:parent-style-name="Default">
      <style:table-cell-properties fo:border-bottom="0.06pt solid #000000" fo:background-color="#00ff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/>
    </style:style>
    <style:style style:name="ce233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none" style:rotation-align="none" fo:border-top="0.06pt solid #000000"/>
    </style:style>
    <style:style style:name="ce234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0.06pt solid #000000" style:rotation-align="none" fo:border-top="0.06pt solid #000000"/>
    </style:style>
    <style:style style:name="ce237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ff00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</style:style>
    <style:style style:name="ce240" style:family="table-cell" style:parent-style-name="Default">
      <style:table-cell-properties fo:border-bottom="0.06pt solid #000000" fo:background-color="#ff00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</style:style>
    <style:style style:name="ce24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</style:style>
    <style:style style:name="ce242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ackground-color="#ffb515" style:text-align-source="fix" style:repeat-content="false" fo:border="0.06pt solid #000000" style:rotation-align="none"/>
      <style:paragraph-properties fo:text-align="center" fo:margin-left="0in"/>
    </style:style>
    <style:style style:name="ce24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4.093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58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3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5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3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678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779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204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0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2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1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4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49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color="#ff0000" fo:font-size="8pt" style:font-size-asian="8pt" style:font-size-complex="8pt"/>
    </style:style>
    <style:style style:name="T5" style:family="text">
      <style:text-properties fo:color="#ff0000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color="#000000" style:font-name="Arial" style:font-name-asian="Microsoft YaHei" style:font-name-complex="Arial"/>
    </style:style>
    <style:style style:name="T12" style:family="text">
      <style:text-properties style:text-line-through-style="solid"/>
    </style:style>
    <style:style style:name="T13" style:family="text">
      <style:text-properties style:text-line-through-style="solid" style:font-name="Calibri" style:font-name-asian="Microsoft YaHei" style:font-name-complex="Mangal"/>
    </style:style>
    <style:style style:name="T14" style:family="text">
      <style:text-properties style:font-name="Arial" style:font-name-asian="Microsoft YaHei" style:font-name-complex="Arial"/>
    </style:style>
    <style:style style:name="T15" style:family="text">
      <style:text-properties style:font-name="Calibri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 273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6" office:value-type="string">
            <text:p>Aplicação instala sem problemas (build 2733)</text:p>
          </table:table-cell>
          <table:table-cell table:style-name="ce36" office:value-type="string">
            <text:p>Aplicação instala sem problemas (build 2743)</text:p>
          </table:table-cell>
          <table:table-cell table:style-name="ce36" office:value-type="string">
            <text:p>Aplicação instala sem problemas (build 2733)</text:p>
          </table:table-cell>
          <table:table-cell table:style-name="ce36" office:value-type="string">
            <text:p>Aplicação instala sem problemas (build 2743)</text:p>
          </table:table-cell>
          <table:table-cell table:style-name="ce36" office:value-type="string">
            <text:p>Aplicação instala sem problemas (build 2733)</text:p>
          </table:table-cell>
          <table:table-cell table:style-name="ce36" office:value-type="string">
            <text:p>Aplicação instala sem problemas (build 2743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number-columns-repeated="2" table:style-name="ce70" office:value-type="string">
            <text:p>Instalação através de pacote rpm, sem problemas (build 2554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style-name="ce70" office:value-type="string">
            <text:p>Instalação através de pacote rpm, sem problemas (build 2554)</text:p>
          </table:table-cell>
          <table:table-cell table:style-name="ce70" office:value-type="string">
            <text:p>Não sistema operativo não disponivel para teste</text:p>
          </table:table-cell>
          <table:table-cell table:style-name="ce94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>- cadeia de certificação não está completa?? (verificar)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>- cadeia de certificação não está completa?? (verificar)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cadeia de certificação não está completa.</text:span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cadeia de certificação não está completa.</text:span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Assinatura não funciona com <text:s/>o leitor Xiring</text:span></text:p>
            <text:p><text:span text:style-name="T7">- cadeia de certificação não está completa.</text:span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cadeia de certificação não está completa.</text:span></text:p>
            <text:p><text:span text:style-name="T8"/></text:p>
          </table:table-cell>
          <table:table-cell table:style-name="ce71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83"/>
          <table:table-cell table:style-name="ce71" office:value-type="string">
            <text:p>- A aplicação apresenta instabilidades <text:span text:style-name="T10">(</text:span>bloqueia / interface não refresca/responde - problema poderá estar relacionado com o suporte ao leitor gemalto<text:span text:style-name="T10">)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2" table:style-name="ce10"/>
          <table:covered-table-cell table:style-name="ce95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2" table:style-name="ce13"/>
          <table:covered-table-cell table:style-name="ce9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number-columns-repeated="13" table:style-name="ce44" office:value-type="string">
            <text:p>NA</text:p>
          </table:table-cell>
          <table:table-cell table:style-name="ce44"/>
          <table:table-cell table:style-name="ce9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85"/>
          <table:table-cell table:style-name="ce103" office:value-type="string">
            <office:annotation draw:style-name="gr1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52" office:value-type="string">
            <text:p>OK</text:p>
          </table:table-cell>
          <table:table-cell table:number-columns-repeated="7" table:style-name="ce66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2" table:style-name="ce52" office:value-type="string">
            <text:p>OK</text:p>
          </table:table-cell>
          <table:table-cell table:number-columns-repeated="11" table:style-name="ce66" office:value-type="string">
            <text:p>OK</text:p>
          </table:table-cell>
          <table:table-cell table:style-name="ce91"/>
          <table:table-cell table:style-name="ce103" office:value-type="string">
            <office:annotation draw:style-name="gr1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2" table:style-name="ce14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55" office:value-type="string">
            <text:p>NA</text:p>
          </table:table-cell>
          <table:table-cell table:style-name="ce44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9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9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9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4"/>
          <table:table-cell table:number-columns-repeated="12"/>
          <table:table-cell table:style-name="ce64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number-columns-repeated="6" table:style-name="ce34" office:value-type="string">
            <text:p>NOK</text:p>
          </table:table-cell>
          <table:table-cell table:number-columns-repeated="8" table:style-name="ce72" office:value-type="string">
            <text:p>NA</text:p>
          </table:table-cell>
          <table:table-cell table:style-name="ce110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61" office:value-type="string">
            <office:annotation draw:style-name="gr2" draw:text-style-name="P2" svg:width="1.1413in" svg:height="0.7909in" svg:x="8.5213in" svg:y="19.4535in" draw:caption-point-x="-0.2402in" draw:caption-point-y="0.5945in">
              <dc:date>2012-05-14T00:00:00</dc:date>
              <text:p text:style-name="P2">XIRING não é reconhecido como leitor com PINPAD</text:p>
            </office:annotation>
            <text:p>OK</text:p>
          </table:table-cell>
          <table:table-cell table:style-name="ce61" office:value-type="string">
            <office:annotation draw:style-name="gr3" draw:text-style-name="P2" svg:width="3.413in" svg:height="0.3917in" svg:x="10.4276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61" office:value-type="string">
            <office:annotation draw:style-name="gr3" draw:text-style-name="P2" svg:width="3.413in" svg:height="0.3917in" svg:x="12.3539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61" office:value-type="string">
            <office:annotation draw:style-name="gr3" draw:text-style-name="P2" svg:width="3.413in" svg:height="0.3917in" svg:x="14.2102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61" office:value-type="string">
            <office:annotation draw:style-name="gr3" draw:text-style-name="P2" svg:width="3.413in" svg:height="0.3917in" svg:x="16.1067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2"/>
          <table:table-cell table:style-name="ce111" office:value-type="string">
            <office:annotation draw:style-name="gr2" draw:text-style-name="P2" svg:width="1.1413in" svg:height="1.1469in" svg:x="31.9102in" svg:y="19.4535in" draw:caption-point-x="-0.2402in" draw:caption-point-y="0.5945in">
              <dc:date>2012-05-11T00:00:00</dc:date>
              <text:p text:style-name="P2"><text:span text:style-name="T2">Para o mesmo leitor por vezes é pedido o pin via pinpad noutras não</text:span>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2" office:value-type="string">
            <office:annotation draw:style-name="gr2" draw:text-style-name="P2" svg:width="3.3157in" svg:height="0.9689in" svg:x="8.5213in" svg:y="19.6606in" draw:caption-point-x="-0.2402in" draw:caption-point-y="0.5945in">
              <dc:date>2012-05-14T00:00:00</dc:date>
              <text:p text:style-name="P2">ERRO: if your signature requires a smartcard, ensure that your card reader is installed correctly (A aplicação utilitária consegue ler o cartão, assinar, verificar pins)</text:p>
            </office:annotation>
            <text:p>NOK</text:p>
          </table:table-cell>
          <table:table-cell table:style-name="ce67" office:value-type="string">
            <office:annotation draw:style-name="gr5" draw:text-style-name="P2" svg:width="3.8972in" svg:height="0.4484in" svg:x="10.4276in" svg:y="19.6606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62" office:value-type="string">
            <office:annotation draw:style-name="gr6" draw:text-style-name="P2" svg:width="3.3157in" svg:height="1.6807in" svg:x="12.3539in" svg:y="19.6606in" draw:caption-point-x="-0.2402in" draw:caption-point-y="0.5945in">
              <dc:date>2012-05-14T00:00:00</dc:date>
              <text:p text:style-name="P2">ERRO: if your signature requires a smartcard, ensure that your card reader is installed correctly (A aplicação utilitária consegue ler o cartão, assinar, verificar pins)</text:p>
              <text:p text:style-name="P2"><text:span text:style-name="T2">→ </text:span><text:span text:style-name="T2">Quando é escolhido o certificado de assinatura o pin utilizado é o de autenticação (leitores com pinpad em 64 bits)</text:span></text:p>
            </office:annotation>
            <text:p>NOK</text:p>
          </table:table-cell>
          <table:table-cell table:style-name="ce67" office:value-type="string">
            <office:annotation draw:style-name="gr5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2" office:value-type="string">
            <office:annotation draw:style-name="gr7" draw:text-style-name="P2" svg:width="3.3157in" svg:height="1.6807in" svg:x="16.1067in" svg:y="19.6606in" draw:caption-point-x="-0.2402in" draw:caption-point-y="0.5945in">
              <dc:date>2012-05-14T00:00:00</dc:date>
              <text:p text:style-name="P2">ERRO: if your signature requires a smartcard, ensure that your card reader is installed correctly (A aplicação utilitária consegue ler o cartão, assinar, verificar pins)</text:p>
              <text:p text:style-name="P2"><text:span text:style-name="T2">→ </text:span><text:span text:style-name="T2">Quando é escolhido o certificado de assinatura o pin utilizado é o de autenticação (leitores com pinpad em 64 bits)</text:span></text:p>
            </office:annotation>
            <text:p>NOK</text:p>
          </table:table-cell>
          <table:table-cell table:style-name="ce73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2" office:value-type="string">
            <text:p>NOK</text:p>
          </table:table-cell>
          <table:table-cell table:style-name="ce67" office:value-type="string">
            <office:annotation draw:style-name="gr8" draw:text-style-name="P1" svg:width="3.1457in" svg:height="0.9409in" svg:x="10.2209in" svg:y="20.5886in" draw:caption-point-x="-0.0335in" draw:caption-point-y="-0.139in">
              <dc:date>2012-05-14T00:00:00</dc:date>
              <text:p text:style-name="P1"><text:span text:style-name="T1">→ </text:span><text:span text:style-name="T1">Necessário instalar modulo pkcs11 manualmente</text:span></text:p>
              <text:p text:style-name="P2"><text:span text:style-name="T1">→ </text:span><text:span text:style-name="T1">Xiring – NOK (não é detectado PINPAD)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18.6878in" draw:caption-point-x="-0.0335in" draw:caption-point-y="1.7618in">
              <dc:date>2012-05-14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2"><text:span text:style-name="T1">→ </text:span><text:span text:style-name="T1">Leitor Xiring – NOK (não funciona sem pinpad)</text:span></text:p>
              <text:p text:style-name="P1"><text:span text:style-name="T1"/></text:p>
            </office:annotation>
            <text:p>OK</text:p>
          </table:table-cell>
          <table:table-cell table:style-name="ce67" office:value-type="string">
            <office:annotation draw:style-name="gr8" draw:text-style-name="P1" svg:width="3.1457in" svg:height="0.9409in" svg:x="14.0035in" svg:y="20.5886in" draw:caption-point-x="-0.0335in" draw:caption-point-y="-0.139in">
              <dc:date>2012-05-14T00:00:00</dc:date>
              <text:p text:style-name="P1"><text:span text:style-name="T1">→ </text:span><text:span text:style-name="T1">Necessário instalar modulo pkcs11 manualmente</text:span></text:p>
              <text:p text:style-name="P1"><text:span text:style-name="T1">→ </text:span><text:span text:style-name="T1">Xiring – NOK (não é detectado PINPAD)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18.6878in" draw:caption-point-x="-0.0335in" draw:caption-point-y="1.7618in">
              <dc:date>2012-05-14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Leitor Xiring – NOK (não funciona sem pinpad)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10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office:annotation draw:style-name="gr11" draw:text-style-name="P2" svg:width="1.9146in" svg:height="0.2571in" svg:x="31.9102in" svg:y="19.8551in" draw:caption-point-x="-0.2402in" draw:caption-point-y="0.5945in">
              <dc:date>2012-05-11T00:00:00</dc:date>
              <text:p text:style-name="P2"><text:span text:style-name="T2">CKR_GENERAL_ERROR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62" office:value-type="string">
            <text:p>NOK</text:p>
          </table:table-cell>
          <table:table-cell table:number-columns-repeated="4" table:style-name="ce60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7" office:value-type="string">
            <office:annotation draw:style-name="gr5" draw:text-style-name="P2" svg:width="3.8972in" svg:height="0.4484in" svg:x="10.4276in" svg:y="20.2441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62" office:value-type="string">
            <office:annotation draw:style-name="gr5" draw:text-style-name="P2" svg:width="1.9906in" svg:height="1.3248in" svg:x="12.3539in" svg:y="20.2441in" draw:caption-point-x="-0.2402in" draw:caption-point-y="0.5945in">
              <dc:date>2012-05-14T00:00:00</dc:date>
              <text:p text:style-name="P2"><text:span text:style-name="T2">→ </text:span><text:span text:style-name="T2">Quando é escolhido o certificado de assinatura o pin utilizado é o de autenticação (leitores com pinpad em 64 bits)</text:span></text:p>
              <text:p text:style-name="P2"><text:span text:style-name="T2">→ </text:span><text:span text:style-name="T2">Xiring – NOK (não é detectado PINPAD)</text:span></text:p>
            </office:annotation>
            <text:p>NOK</text:p>
          </table:table-cell>
          <table:table-cell table:style-name="ce67" office:value-type="string">
            <office:annotation draw:style-name="gr5" draw:text-style-name="P2" svg:width="3.8972in" svg:height="0.4484in" svg:x="14.2102in" svg:y="20.2441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62" office:value-type="string">
            <office:annotation draw:style-name="gr12" draw:text-style-name="P2" svg:width="1.9906in" svg:height="1.3248in" svg:x="16.1067in" svg:y="20.2441in" draw:caption-point-x="-0.2402in" draw:caption-point-y="0.5945in">
              <dc:date>2012-05-14T00:00:00</dc:date>
              <text:p text:style-name="P2"><text:span text:style-name="T2">→ </text:span><text:span text:style-name="T2">Quando é escolhido o certificado de assinatura o pin utilizado é o de autenticação (leitores com pinpad em 64 bits)</text:span></text:p>
              <text:p text:style-name="P2"><text:span text:style-name="T2">→ </text:span><text:span text:style-name="T2">Xiring – NOK (não é detectado PINPAD)</text:span></text:p>
            </office:annotation>
            <text:p>NOK</text:p>
          </table:table-cell>
          <table:table-cell table:style-name="ce75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5" office:value-type="string">
            <office:annotation draw:style-name="gr6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59" office:value-type="string">
            <office:annotation draw:style-name="gr13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59" office:value-type="string">
            <office:annotation draw:style-name="gr13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2"/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number-columns-repeated="13" table:style-name="ce59" office:value-type="string">
            <text:p>OK</text:p>
          </table:table-cell>
          <table:table-cell table:style-name="ce93"/>
          <table:table-cell table:style-name="ce59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14" draw:text-style-name="P2" svg:width="3.0882in" svg:height="0.9689in" svg:x="6.5642in" svg:y="20.7949in" draw:caption-point-x="-0.189in" draw:caption-point-y="0.6268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65" office:value-type="string">
            <office:annotation draw:style-name="gr7" draw:text-style-name="P2" svg:width="2.1465in" svg:height="1.6807in" svg:x="8.5213in" svg:y="20.8272in" draw:caption-point-x="-0.2402in" draw:caption-point-y="0.5945in">
              <dc:date>2012-05-14T00:00:00</dc:date>
              <text:p text:style-name="P2">Assina mas não é possivel verificar</text:p>
              <text:p text:style-name="P2"><text:span text:style-name="T2">→ </text:span><text:span text:style-name="T2">Janela de validação da assinatura contem 3 caracteres fora de contexto (caso de assinatura sem selo temporal) [NÃO FOI POSSIVEL VERIFICAR]</text:span></text:p>
            </office:annotation>
            <text:p>NOK</text:p>
          </table:table-cell>
          <table:table-cell table:style-name="ce61" office:value-type="string">
            <office:annotation draw:style-name="gr6" draw:text-style-name="P2" svg:width="3.0882in" svg:height="0.9689in" svg:x="10.3764in" svg:y="20.7949in" draw:caption-point-x="-0.189in" draw:caption-point-y="0.6268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65" office:value-type="string">
            <office:annotation draw:style-name="gr15" draw:text-style-name="P2" svg:width="2.1465in" svg:height="1.6807in" svg:x="12.3539in" svg:y="20.8272in" draw:caption-point-x="-0.2402in" draw:caption-point-y="0.5945in">
              <dc:date>2012-05-14T00:00:00</dc:date>
              <text:p text:style-name="P2">Assina mas não é possivel verificar</text:p>
              <text:p text:style-name="P2"><text:span text:style-name="T2">→ </text:span><text:span text:style-name="T2">Janela de validação da assinatura contem 3 caracteres fora de contexto (caso de assinatura sem selo temporal) [NÃO FOI POSSIVEL VERIFICAR]</text:span></text:p>
            </office:annotation>
            <text:p>NOK</text:p>
          </table:table-cell>
          <table:table-cell table:style-name="ce61" office:value-type="string">
            <office:annotation draw:style-name="gr6" draw:text-style-name="P2" svg:width="3.0882in" svg:height="0.9689in" svg:x="14.0579in" svg:y="21.0417in" draw:caption-point-x="-0.0878in" draw:caption-point-y="0.3799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61" office:value-type="string">
            <office:annotation draw:style-name="gr6" draw:text-style-name="P2" svg:width="3.0882in" svg:height="0.9689in" svg:x="15.9543in" svg:y="21.0417in" draw:caption-point-x="-0.0878in" draw:caption-point-y="0.3799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3"/>
          <table:table-cell table:style-name="ce76" office:value-type="string">
            <text:p>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2571in" svg:x="8.5213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67" office:value-type="string">
            <office:annotation draw:style-name="gr2" draw:text-style-name="P2" svg:width="1.1413in" svg:height="0.7909in" svg:x="10.4276in" svg:y="21.0217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62" office:value-type="string">
            <office:annotation draw:style-name="gr2" draw:text-style-name="P2" svg:width="1.1413in" svg:height="0.2571in" svg:x="12.3539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34" office:value-type="string">
            <text:p>NOK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20" office:value-type="string" table:number-columns-spanned="2" table:number-rows-spanned="1">
            <text:p>Funcionalidade OTP<text:span text:style-name="T3"> </text:span><text:span text:style-name="T4">(</text:span><text:span text:style-name="T5">XIRING NÂO SUPORTADO)</text:span></text:p>
          </table:table-cell>
          <table:covered-table-cell table:style-name="ce17"/>
          <table:table-cell table:number-columns-repeated="3" table:style-name="ce59" office:value-type="string">
            <text:p>OK</text:p>
          </table:table-cell>
          <table:table-cell table:style-name="ce69" office:value-type="string">
            <office:annotation draw:style-name="gr2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9" office:value-type="string">
            <office:annotation draw:style-name="gr2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9" office:value-type="string">
            <office:annotation draw:style-name="gr2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7" table:style-name="ce32" office:value-type="string">
            <text:p>OK</text:p>
          </table:table-cell>
          <table:table-cell table:style-name="ce17"/>
          <table:table-cell table:style-name="ce62" office:value-type="string">
            <office:annotation draw:style-name="gr2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 table:style-name="ce24" office:value-type="string">
            <text:p>Verificação</text:p>
          </table:table-cell>
          <table:table-cell table:style-name="ce24" office:value-type="string">
            <text:p>Modificação</text:p>
          </table:table-cell>
          <table:table-cell table:style-name="ce24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sem pinpad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com pinpad</text:p>
          </table:table-cell>
          <table:table-cell table:style-name="ce33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15" draw:text-style-name="P2" svg:width="2.8075in" svg:height="0.435in" svg:x="3.4673in" svg:y="22.400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text:p>Xiring</text:p>
          </table:table-cell>
          <table:table-cell table:style-name="ce34" office:value-type="string">
            <office:annotation draw:style-name="gr2" draw:text-style-name="P2" svg:width="1.1413in" svg:height="0.9689in" svg:x="4.7291in" svg:y="22.5969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63" office:value-type="string">
            <office:annotation draw:style-name="gr14" draw:text-style-name="P2" svg:width="3.2102in" svg:height="0.9689in" svg:x="6.6154in" svg:y="22.5969in" draw:caption-point-x="-0.2402in" draw:caption-point-y="0.5945in">
              <dc:date>2012-05-14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32bits – OK</text:span></text:p>
              <text:p text:style-name="P2"><text:span text:style-name="T2">Linux 64bits - ??</text:span></text:p>
            </office:annotation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8.5213in" svg:y="22.5969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2" draw:text-style-name="P2" svg:width="1.1413in" svg:height="0.9689in" svg:x="3.4673in" svg:y="22.792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2" office:value-type="string"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6.6154in" svg:y="22.792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4" office:value-type="string">
            <office:annotation draw:style-name="gr11" draw:text-style-name="P2" svg:width="3.2102in" svg:height="0.2571in" svg:x="8.5213in" svg:y="22.792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9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6" office:value-type="string">
            <text:p>Aplicação instala sem problemas (build 2593)</text:p>
          </table:table-cell>
          <table:table-cell table:style-name="ce36" office:value-type="string">
            <text:p>Aplicação instala sem problemas (build 2592)</text:p>
          </table:table-cell>
          <table:table-cell table:style-name="ce114" office:value-type="string">
            <text:p>Aplicação instala sem problemas (build 2554)</text:p>
          </table:table-cell>
          <table:table-cell table:style-name="ce115" office:value-type="string">
            <text:p>Aplicação instala sem problemas (build 2554)</text:p>
          </table:table-cell>
          <table:table-cell table:style-name="ce116" office:value-type="string">
            <text:p>Aplicação instala sem problemas (build 2593)</text:p>
          </table:table-cell>
          <table:table-cell table:style-name="ce115" office:value-type="string">
            <text:p>Aplicação instala sem problemas (build 2554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number-columns-repeated="2" table:style-name="ce70" office:value-type="string">
            <text:p>Instalação através de pacote rpm, sem problemas (build 2554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style-name="ce70" office:value-type="string">
            <text:p>Instalação através de pacote rpm, sem problemas (build 2554)</text:p>
          </table:table-cell>
          <table:table-cell table:style-name="ce70" office:value-type="string">
            <text:p>Não sistema operativo não disponivel para teste</text:p>
          </table:table-cell>
          <table:table-cell table:style-name="ce94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Assinatura não funciona com <text:s/>o leitor Xiring</text:span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71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83"/>
          <table:table-cell table:style-name="ce71" office:value-type="string">
            <text:p>- A aplicação apresenta instabilidades <text:span text:style-name="T10">(</text:span>bloqueia / interface não refresca/responde - problema poderá estar relacionado com o suporte ao leitor gemalto<text:span text:style-name="T10">)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2" table:style-name="ce10"/>
          <table:covered-table-cell table:style-name="ce95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2" table:style-name="ce13"/>
          <table:covered-table-cell table:style-name="ce9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number-columns-repeated="13" table:style-name="ce44" office:value-type="string">
            <text:p>NA</text:p>
          </table:table-cell>
          <table:table-cell table:style-name="ce44"/>
          <table:table-cell table:style-name="ce9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85"/>
          <table:table-cell table:style-name="ce103" office:value-type="string">
            <office:annotation draw:style-name="gr1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52" office:value-type="string">
            <text:p>OK</text:p>
          </table:table-cell>
          <table:table-cell table:number-columns-repeated="7" table:style-name="ce66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2" table:style-name="ce52" office:value-type="string">
            <text:p>OK</text:p>
          </table:table-cell>
          <table:table-cell table:number-columns-repeated="11" table:style-name="ce66" office:value-type="string">
            <text:p>OK</text:p>
          </table:table-cell>
          <table:table-cell table:style-name="ce91"/>
          <table:table-cell table:style-name="ce103" office:value-type="string">
            <office:annotation draw:style-name="gr1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2" table:style-name="ce14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55" office:value-type="string">
            <text:p>NA</text:p>
          </table:table-cell>
          <table:table-cell table:style-name="ce44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9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9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9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4"/>
          <table:table-cell table:number-columns-repeated="12"/>
          <table:table-cell table:style-name="ce64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number-columns-repeated="6" table:style-name="ce34" office:value-type="string">
            <text:p>NOK</text:p>
          </table:table-cell>
          <table:table-cell table:number-columns-repeated="8" table:style-name="ce72" office:value-type="string">
            <text:p>NA</text:p>
          </table:table-cell>
          <table:table-cell table:style-name="ce110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13"/>
          <table:table-cell table:style-name="ce61" office:value-type="string">
            <office:annotation draw:style-name="gr6" draw:text-style-name="P2" svg:width="2.9996in" svg:height="0.9689in" svg:x="10.4276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2"/>
          <table:table-cell table:style-name="ce111" office:value-type="string">
            <office:annotation draw:style-name="gr2" draw:text-style-name="P2" svg:width="1.1413in" svg:height="1.1469in" svg:x="31.9102in" svg:y="19.4535in" draw:caption-point-x="-0.2402in" draw:caption-point-y="0.5945in">
              <dc:date>2012-05-11T00:00:00</dc:date>
              <text:p text:style-name="P2"><text:span text:style-name="T2">Para o mesmo leitor por vezes é pedido o pin via pinpad noutras não</text:span>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9"/>
          <table:table-cell table:style-name="ce67" office:value-type="string">
            <office:annotation draw:style-name="gr5" draw:text-style-name="P2" svg:width="1.9906in" svg:height="0.4484in" svg:x="10.4276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9"/>
          <table:table-cell table:style-name="ce59" office:value-type="string">
            <office:annotation draw:style-name="gr8" draw:text-style-name="P1" svg:width="1.4626in" svg:height="0.9409in" svg:x="10.220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10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office:annotation draw:style-name="gr11" draw:text-style-name="P2" svg:width="1.9146in" svg:height="0.2571in" svg:x="31.9102in" svg:y="19.8551in" draw:caption-point-x="-0.2402in" draw:caption-point-y="0.5945in">
              <dc:date>2012-05-11T00:00:00</dc:date>
              <text:p text:style-name="P2"><text:span text:style-name="T2">CKR_GENERAL_ERROR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69"/>
          <table:table-cell table:number-columns-repeated="4" table:style-name="ce60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7" office:value-type="string">
            <office:annotation draw:style-name="gr5" draw:text-style-name="P2" svg:width="1.9906in" svg:height="0.4484in" svg:x="10.4276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7" draw:text-style-name="P1" svg:width="2.0362in" svg:height="0.435in" svg:x="15.9in" svg:y="19.9197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5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5" office:value-type="string">
            <office:annotation draw:style-name="gr6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59" office:value-type="string">
            <office:annotation draw:style-name="gr13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59" office:value-type="string">
            <office:annotation draw:style-name="gr13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2"/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2" draw:text-style-name="P2" svg:width="2.1913in" svg:height="1.3248in" svg:x="6.6154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13"/>
          <table:table-cell table:style-name="ce61" office:value-type="string">
            <office:annotation draw:style-name="gr12" draw:text-style-name="P2" svg:width="2.1913in" svg:height="1.3248in" svg:x="10.4276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2.3539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4.2102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6.1067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3"/>
          <table:table-cell table:style-name="ce76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4" draw:text-style-name="P2" svg:width="3.4843in" svg:height="1.1469in" svg:x="6.6154in" svg:y="20.8272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13"/>
          <table:table-cell table:style-name="ce61" office:value-type="string">
            <office:annotation draw:style-name="gr4" draw:text-style-name="P2" svg:width="3.4843in" svg:height="1.1469in" svg:x="10.4276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2.3539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4.2102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6.1067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3"/>
          <table:table-cell table:style-name="ce76" office:value-type="string">
            <text:p>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13"/>
          <table:table-cell table:style-name="ce62" office:value-type="string">
            <office:annotation draw:style-name="gr16" draw:text-style-name="P1" svg:width="3.7709in" svg:height="1.1469in" svg:x="10.220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2.1472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34" office:value-type="string">
            <text:p>N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Funcionalidade OTP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7909in" svg:x="6.6154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8.5213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0.4276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1.217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62" office:value-type="string">
            <office:annotation draw:style-name="gr2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 table:style-name="ce24" office:value-type="string">
            <text:p>Verificação</text:p>
          </table:table-cell>
          <table:table-cell table:style-name="ce24" office:value-type="string">
            <text:p>Modificação</text:p>
          </table:table-cell>
          <table:table-cell table:style-name="ce24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sem pinpad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com pinpad</text:p>
          </table:table-cell>
          <table:table-cell table:style-name="ce33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15" draw:text-style-name="P2" svg:width="2.8075in" svg:height="0.435in" svg:x="3.4673in" svg:y="22.389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text:p>Xiring</text:p>
          </table:table-cell>
          <table:table-cell table:style-name="ce34" office:value-type="string">
            <office:annotation draw:style-name="gr2" draw:text-style-name="P2" svg:width="1.1413in" svg:height="0.9689in" svg:x="4.7291in" svg:y="22.5858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63" office:value-type="string">
            <office:annotation draw:style-name="gr14" draw:text-style-name="P2" svg:width="3.2102in" svg:height="0.7909in" svg:x="6.6154in" svg:y="22.5858in" draw:caption-point-x="-0.2402in" draw:caption-point-y="0.5945in">
              <dc:date>2012-05-07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- NOK</text:span></text:p>
            </office:annotation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8.5213in" svg:y="22.5858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2" draw:text-style-name="P2" svg:width="1.1413in" svg:height="0.9689in" svg:x="3.4673in" svg:y="22.781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2" office:value-type="string"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6.6154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4" office:value-type="string">
            <office:annotation draw:style-name="gr11" draw:text-style-name="P2" svg:width="3.2102in" svg:height="0.2571in" svg:x="8.5213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5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6" office:value-type="string">
            <text:p>Aplicação instala sem problemas (build 2554)</text:p>
          </table:table-cell>
          <table:table-cell table:style-name="ce119" office:value-type="string">
            <text:p>Não instala</text:p>
            <text:p>(build 2554)</text:p>
          </table:table-cell>
          <table:table-cell table:style-name="ce36" office:value-type="string">
            <text:p>Aplicação instala sem problemas (build 2554)</text:p>
          </table:table-cell>
          <table:table-cell table:number-columns-repeated="3" table:style-name="ce116" office:value-type="string">
            <text:p>Aplicação instala sem problemas (build 2554)</text:p>
          </table:table-cell>
          <table:table-cell table:number-columns-repeated="2" table:style-name="ce144" office:value-type="string">
            <text:p>Instalação através de pacote deb, sem problemas (build 2554)</text:p>
          </table:table-cell>
          <table:table-cell table:number-columns-repeated="2" table:style-name="ce144" office:value-type="string">
            <text:p>Instalação através de pacote rpm, sem problemas (build 2554)</text:p>
          </table:table-cell>
          <table:table-cell table:number-columns-repeated="2" table:style-name="ce144" office:value-type="string">
            <text:p>Instalação através de pacote deb, sem problemas (build 2554)</text:p>
          </table:table-cell>
          <table:table-cell table:style-name="ce144" office:value-type="string">
            <text:p>Instalação através de pacote rpm, sem problemas (build 2554)</text:p>
          </table:table-cell>
          <table:table-cell table:style-name="ce146" office:value-type="string">
            <text:p>Não sistema operativo não disponivel para teste</text:p>
          </table:table-cell>
          <table:table-cell table:style-name="ce146" office:value-type="string">
            <text:p>Não existe build actualizado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7"/></text:p>
            <text:p><text:span text:style-name="T8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 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9"/></text:p>
          </table:table-cell>
          <table:table-cell table:style-name="ce71" office:value-type="string"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6"/></text:p>
          </table:table-cell>
          <table:table-cell table:style-name="ce37" office:value-type="string"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9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83"/>
          <table:table-cell table:style-name="ce14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2" table:style-name="ce10"/>
          <table:covered-table-cell table:style-name="ce95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51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15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51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51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2" table:style-name="ce13"/>
          <table:covered-table-cell table:style-name="ce9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15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1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160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2" table:style-name="ce14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4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4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14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16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2"/>
          <table:table-cell table:style-name="ce161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8" table:style-name="ce72" office:value-type="string">
            <text:p>NA</text:p>
          </table:table-cell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67" office:value-type="string">
            <office:annotation draw:style-name="gr11" draw:text-style-name="P2" svg:width="1.9594in" svg:height="0.2571in" svg:x="6.6154in" svg:y="21.5752in" draw:caption-point-x="-0.2402in" draw:caption-point-y="0.5945in">
              <dc:date>2012-04-12T00:00:00</dc:date>
              <text:p text:style-name="P2"><text:span text:style-name="T2">Falta testar Xiring</text:span></text:p>
            </office:annotation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7.9535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5.408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9.101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2"/>
          <table:table-cell table:style-name="ce163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10" draw:text-style-name="P1" svg:width="1.4539in" svg:height="1.6685in" svg:x="15.8799in" svg:y="21.0799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64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7" draw:text-style-name="P1" svg:width="2.0362in" svg:height="0.435in" svg:x="15.9in" svg:y="22.0409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5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2" draw:text-style-name="P2" svg:width="2.1913in" svg:height="1.3248in" svg:x="6.6154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12" draw:text-style-name="P2" svg:width="2.1913in" svg:height="1.3248in" svg:x="10.4276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2.3539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4.210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6.106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7.9535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9.819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1.695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3.55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5.408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7.254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9.101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93"/>
          <table:table-cell table:style-name="ce163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93"/>
          <table:table-cell table:style-name="ce163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3"/>
          <table:table-cell table:style-name="ce62" office:value-type="string">
            <office:annotation draw:style-name="gr16" draw:text-style-name="P1" svg:width="3.7709in" svg:height="1.1469in" svg:x="10.220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2.1472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4.0035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5.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3.1433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165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>
          <table:table-cell table:number-columns-repeated="2"/>
          <table:table-cell table:style-name="ce117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 table:style-name="ce24" office:value-type="string">
            <text:p>Verificação</text:p>
          </table:table-cell>
          <table:table-cell table:style-name="ce24" office:value-type="string">
            <text:p>Modificação</text:p>
          </table:table-cell>
          <table:table-cell table:style-name="ce24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sem pinpad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com pinpad</text:p>
          </table:table-cell>
          <table:table-cell table:style-name="ce33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15" draw:text-style-name="P2" svg:width="2.8075in" svg:height="0.435in" svg:x="3.4673in" svg:y="24.3154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text:p>Xiring</text:p>
          </table:table-cell>
          <table:table-cell table:number-columns-repeated="3" table:style-name="ce63" office:value-type="string">
            <text:p>?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2" draw:text-style-name="P2" svg:width="1.1413in" svg:height="0.9689in" svg:x="3.4673in" svg:y="24.7071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2" office:value-type="string"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6.6154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4" office:value-type="string">
            <office:annotation draw:style-name="gr11" draw:text-style-name="P2" svg:width="3.2102in" svg:height="0.2571in" svg:x="8.5213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49" table:style-name="ta1">
        <office:forms form:automatic-focus="false" form:apply-design-mode="false"/>
        <table:table-column table:style-name="co1" table:default-cell-style-name="ce166"/>
        <table:table-column table:style-name="co2" table:default-cell-style-name="ce166"/>
        <table:table-column table:style-name="co3" table:default-cell-style-name="ce166"/>
        <table:table-column table:style-name="co4" table:default-cell-style-name="ce166"/>
        <table:table-column table:style-name="co5" table:default-cell-style-name="ce166"/>
        <table:table-column table:style-name="co6" table:number-columns-repeated="2" table:default-cell-style-name="ce166"/>
        <table:table-column table:style-name="co7" table:default-cell-style-name="ce166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8" table:number-columns-repeated="2" table:default-cell-style-name="ce166"/>
        <table:table-column table:style-name="co10" table:number-columns-repeated="2" table:default-cell-style-name="ce166"/>
        <table:table-column table:style-name="co13" table:default-cell-style-name="ce166"/>
        <table:table-column table:style-name="co14" table:default-cell-style-name="ce166"/>
        <table:table-column table:style-name="co2" table:number-columns-repeated="242" table:default-cell-style-name="ce166"/>
        <table:table-column table:style-name="co15" table:number-columns-repeated="763" table:default-cell-style-name="ce166"/>
        <table:table-row table:style-name="ro1">
          <table:table-cell/>
          <table:table-cell table:style-name="ce171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171"/>
          <table:table-cell table:number-columns-repeated="1016"/>
        </table:table-row>
        <table:table-row table:style-name="ro1">
          <table:table-cell table:style-name="ce167" office:value-type="string" table:number-columns-spanned="1" table:number-rows-spanned="2">
            <text:p>#</text:p>
          </table:table-cell>
          <table:table-cell table:style-name="ce172" office:value-type="string" table:number-columns-spanned="3" table:number-rows-spanned="2">
            <text:p>Descrição</text:p>
          </table:table-cell>
          <table:covered-table-cell table:number-columns-repeated="2" table:style-name="ce172"/>
          <table:table-cell table:number-columns-repeated="2" table:style-name="ce192" office:value-type="string">
            <text:p>Windows XP</text:p>
          </table:table-cell>
          <table:table-cell table:number-columns-repeated="2" table:style-name="ce192" office:value-type="string">
            <text:p>Windows Vista</text:p>
          </table:table-cell>
          <table:table-cell table:number-columns-repeated="2" table:style-name="ce192" office:value-type="string">
            <text:p>Windows 7</text:p>
          </table:table-cell>
          <table:table-cell table:number-columns-repeated="2" table:style-name="ce192" office:value-type="string">
            <text:p>Caixa Mágica</text:p>
          </table:table-cell>
          <table:table-cell table:number-columns-repeated="2" table:style-name="ce192" office:value-type="string">
            <text:p>Suse</text:p>
          </table:table-cell>
          <table:table-cell table:number-columns-repeated="2" table:style-name="ce192" office:value-type="string">
            <text:p>Ubuntu</text:p>
          </table:table-cell>
          <table:table-cell table:style-name="ce192" office:value-type="string">
            <text:p>Fedora</text:p>
          </table:table-cell>
          <table:table-cell table:style-name="ce167" office:value-type="string">
            <text:p>MAC Leopard</text:p>
          </table:table-cell>
          <table:table-cell table:style-name="ce167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number-columns-repeated="3" table:style-name="ce172"/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CM 16 – 64 bits</text:p>
          </table:table-cell>
          <table:table-cell table:style-name="ce167" office:value-type="string">
            <text:p>CM 16 – 32 bits</text:p>
          </table:table-cell>
          <table:table-cell table:style-name="ce167" office:value-type="string">
            <text:p>12 - 32 bits</text:p>
          </table:table-cell>
          <table:table-cell table:style-name="ce167" office:value-type="string">
            <text:p>12 – 64 bits</text:p>
          </table:table-cell>
          <table:table-cell table:style-name="ce167" office:value-type="string">
            <text:p>11.10 – 32 bits</text:p>
          </table:table-cell>
          <table:table-cell table:style-name="ce167" office:value-type="string">
            <text:p>11.10 – 64 bits</text:p>
          </table:table-cell>
          <table:table-cell table:style-name="ce167" office:value-type="string">
            <text:p>16 – 32 bits</text:p>
          </table:table-cell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8" office:value-type="float" office:value="0">
            <text:p>0</text:p>
          </table:table-cell>
          <table:table-cell table:style-name="ce173" office:value-type="string" table:number-columns-spanned="3" table:number-rows-spanned="1">
            <text:p>Instalação</text:p>
          </table:table-cell>
          <table:covered-table-cell table:number-columns-repeated="2" table:style-name="ce173"/>
          <table:table-cell table:style-name="ce193" office:value-type="string">
            <text:p>Aplicação instala sem problemas (build 2530)</text:p>
          </table:table-cell>
          <table:table-cell table:style-name="ce193" office:value-type="string">
            <text:p>Não instala</text:p>
            <text:p>Build 2462</text:p>
          </table:table-cell>
          <table:table-cell table:number-columns-repeated="4" table:style-name="ce193" office:value-type="string">
            <text:p>Aplicação instala sem problemas (build 2530)</text:p>
          </table:table-cell>
          <table:table-cell table:number-columns-repeated="2" table:style-name="ce217" office:value-type="string">
            <text:p>Instalação através de pacote deb, sem problemas (build 2462)</text:p>
          </table:table-cell>
          <table:table-cell table:number-columns-repeated="2" table:style-name="ce217" office:value-type="string">
            <text:p>Instalação através de pacote rpm, sem problemas (build 2462)</text:p>
          </table:table-cell>
          <table:table-cell table:number-columns-repeated="2" table:style-name="ce217" office:value-type="string">
            <text:p>Instalação através de pacote deb, sem problemas (build 2462)</text:p>
          </table:table-cell>
          <table:table-cell table:style-name="ce217" office:value-type="string">
            <text:p>Instalação através de pacote rpm, sem problemas (build 2462)</text:p>
          </table:table-cell>
          <table:table-cell table:style-name="ce217" office:value-type="string">
            <text:p>Não sistema operativo não disponivel para teste</text:p>
          </table:table-cell>
          <table:table-cell table:style-name="ce217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168"/>
          <table:table-cell table:style-name="ce173" office:value-type="string" table:number-columns-spanned="3" table:number-rows-spanned="1">
            <text:p>Observações</text:p>
          </table:table-cell>
          <table:covered-table-cell table:number-columns-repeated="2" table:style-name="ce173"/>
          <table:table-cell table:style-name="ce194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</text:span></text:p>
            <text:p><text:span text:style-name="T7">- Quando se remove um cartão e se coloca outro na aplicação utilitária, não devem persistir os dados do cartão anterior.</text:span></text:p>
            <text:p><text:span text:style-name="T8"/></text:p>
          </table:table-cell>
          <table:table-cell table:style-name="ce194" office:value-type="string">
            <text:p><text:span text:style-name="T7"/></text:p>
            <text:p><text:span text:style-name="T8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218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194" office:value-type="string"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214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21"/>
          <table:table-cell table:style-name="ce214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169" office:value-type="float" office:value="1">
            <text:p>1</text:p>
          </table:table-cell>
          <table:table-cell table:style-name="ce174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74"/>
          <table:covered-table-cell table:number-columns-repeated="3" table:style-name="ce174" office:value-type="string">
            <text:p>- Não é possivel instalar noutra localização;</text:p>
          </table:covered-table-cell>
          <table:covered-table-cell table:number-columns-repeated="11" table:style-name="ce174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1.1.</text:p>
          </table:table-cell>
          <table:table-cell table:style-name="ce179" office:value-type="string" table:number-columns-spanned="1" table:number-rows-spanned="3">
            <text:p>Identificação Civil</text:p>
          </table:table-cell>
          <table:table-cell table:style-name="ce186" office:value-type="string">
            <text:p>Disposição gráfica</text:p>
          </table:table-cell>
          <table:table-cell table:style-name="ce195" office:value-type="string">
            <text:p>OK</text:p>
          </table:table-cell>
          <table:table-cell table:style-name="ce211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212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213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2.</text:p>
          </table:table-cell>
          <table:table-cell table:style-name="ce180" office:value-type="string" table:number-columns-spanned="1" table:number-rows-spanned="3">
            <text:p>Outros Dado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3.</text:p>
          </table:table-cell>
          <table:table-cell table:style-name="ce180" office:value-type="string" table:number-columns-spanned="1" table:number-rows-spanned="3">
            <text:p>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4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4.</text:p>
          </table:table-cell>
          <table:table-cell table:style-name="ce180" office:value-type="string" table:number-columns-spanned="1" table:number-rows-spanned="3">
            <text:p>Certificado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198"/>
          <table:table-cell table:number-columns-repeated="11"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222"/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9" office:value-type="string">
            <text:p>OK</text:p>
          </table:table-cell>
          <table:table-cell table:style-name="ce199"/>
          <table:table-cell table:number-columns-repeated="11" table:style-name="ce199" office:value-type="string">
            <text:p>OK</text:p>
          </table:table-cell>
          <table:table-cell table:style-name="ce168"/>
          <table:table-cell table:style-name="ce19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5.</text:p>
          </table:table-cell>
          <table:table-cell table:style-name="ce180" office:value-type="string" table:number-columns-spanned="1" table:number-rows-spanned="3">
            <text:p>Códigos PIN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198"/>
          <table:table-cell table:number-columns-repeated="11"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222"/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6.</text:p>
          </table:table-cell>
          <table:table-cell table:style-name="ce180" office:value-type="string" table:number-columns-spanned="1" table:number-rows-spanned="3">
            <text:p>Bloco de Nota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a escolha da linguagem não afecta os elementos.</text:p>
          </table:table-cell>
          <table:table-cell table:style-name="ce198"/>
          <table:table-cell table:number-columns-repeated="11" table:style-name="ce198" office:value-type="string">
            <text:p>NOK, a escolha da linguagem não afecta os elementos.</text:p>
          </table:table-cell>
          <table:table-cell table:style-name="ce222"/>
          <table:table-cell table:style-name="ce19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69" office:value-type="float" office:value="2">
            <text:p>2</text:p>
          </table:table-cell>
          <table:table-cell table:style-name="ce176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7" table:style-name="ce176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2.1.</text:p>
          </table:table-cell>
          <table:table-cell table:style-name="ce179" office:value-type="string" table:number-columns-spanned="1" table:number-rows-spanned="3">
            <text:p>Activação da Assinatura</text:p>
          </table:table-cell>
          <table:table-cell table:style-name="ce186" office:value-type="string">
            <text:p>Disposição gráfica</text:p>
          </table:table-cell>
          <table:table-cell table:style-name="ce200" office:value-type="string">
            <text:p>NA</text:p>
          </table:table-cell>
          <table:table-cell table:style-name="ce200"/>
          <table:table-cell table:number-columns-repeated="11" table:style-name="ce200" office:value-type="string">
            <text:p>NA</text:p>
          </table:table-cell>
          <table:table-cell table:style-name="ce200"/>
          <table:table-cell table:style-name="ce2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200" office:value-type="string">
            <text:p>NA</text:p>
          </table:table-cell>
          <table:table-cell table:style-name="ce200"/>
          <table:table-cell table:number-columns-repeated="11" table:style-name="ce200" office:value-type="string">
            <text:p>NA</text:p>
          </table:table-cell>
          <table:table-cell table:style-name="ce200"/>
          <table:table-cell table:style-name="ce2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 exibida</text:p>
          </table:table-cell>
          <table:table-cell table:style-name="ce201" office:value-type="string">
            <text:p>NA</text:p>
          </table:table-cell>
          <table:table-cell table:style-name="ce201"/>
          <table:table-cell table:number-columns-repeated="11" table:style-name="ce201" office:value-type="string">
            <text:p>NA</text:p>
          </table:table-cell>
          <table:table-cell table:style-name="ce201"/>
          <table:table-cell table:style-name="ce201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2.</text:p>
          </table:table-cell>
          <table:table-cell table:style-name="ce180" office:value-type="string" table:number-columns-spanned="1" table:number-rows-spanned="3">
            <text:p>Activação do Cartão</text:p>
          </table:table-cell>
          <table:table-cell table:style-name="ce188" office:value-type="string">
            <text:p>Disposição gráfica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11" table:style-name="ce202" office:value-type="string">
            <text:p>NA</text:p>
          </table:table-cell>
          <table:table-cell table:style-name="ce202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A</text:p>
          </table:table-cell>
          <table:table-cell table:style-name="ce198"/>
          <table:table-cell table:number-columns-repeated="11" table:style-name="ce198" office:value-type="string">
            <text:p>NA</text:p>
          </table:table-cell>
          <table:table-cell table:style-name="ce198"/>
          <table:table-cell table:style-name="ce1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01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3.</text:p>
          </table:table-cell>
          <table:table-cell table:style-name="ce180" office:value-type="string" table:number-columns-spanned="1" table:number-rows-spanned="3">
            <text:p>Acesso à 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4.</text:p>
          </table:table-cell>
          <table:table-cell table:style-name="ce180" office:value-type="string" table:number-columns-spanned="1" table:number-rows-spanned="3">
            <text:p>Verificação de PIN´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5.</text:p>
          </table:table-cell>
          <table:table-cell table:style-name="ce180" office:value-type="string" table:number-columns-spanned="1" table:number-rows-spanned="3">
            <text:p>Alteração de PIN´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6.</text:p>
          </table:table-cell>
          <table:table-cell table:style-name="ce180" office:value-type="string" table:number-columns-spanned="1" table:number-rows-spanned="3">
            <text:p>Escrita na área de Bloco de Nota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7.</text:p>
          </table:table-cell>
          <table:table-cell table:style-name="ce180" office:value-type="string" table:number-columns-spanned="1" table:number-rows-spanned="3">
            <text:p>Utilização do Certificado de Assinatura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4" table:style-name="ce206" office:value-type="string">
            <text:p>OK</text:p>
          </table:table-cell>
          <table:table-cell table:style-name="ce196" office:value-type="string">
            <text:p>OK</text:p>
          </table:table-cell>
          <table:table-cell table:number-columns-repeated="2"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227"/>
          <table:table-cell table:style-name="ce2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8.</text:p>
          </table:table-cell>
          <table:table-cell table:style-name="ce180" office:value-type="string" table:number-columns-spanned="1" table:number-rows-spanned="3">
            <text:p>Utilização do Certificado de Autenticação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4" table:style-name="ce215" office:value-type="string">
            <text:p>OK</text:p>
          </table:table-cell>
          <table:table-cell table:style-name="ce196" office:value-type="string">
            <text:p>OK</text:p>
          </table:table-cell>
          <table:table-cell table:number-columns-repeated="2"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228"/>
          <table:table-cell table:style-name="ce2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9.</text:p>
          </table:table-cell>
          <table:table-cell table:style-name="ce180" office:value-type="string" table:number-columns-spanned="1" table:number-rows-spanned="3">
            <text:p>Desbloquei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7" office:value-type="string">
            <text:p>NA</text:p>
          </table:table-cell>
          <table:table-cell table:style-name="ce207"/>
          <table:table-cell table:number-columns-repeated="11" table:style-name="ce207" office:value-type="string">
            <text:p>NA</text:p>
          </table:table-cell>
          <table:table-cell table:style-name="ce227"/>
          <table:table-cell table:style-name="ce207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169" office:value-type="float" office:value="3">
            <text:p>3</text:p>
          </table:table-cell>
          <table:table-cell table:style-name="ce177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7" table:style-name="ce177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3.1.</text:p>
          </table:table-cell>
          <table:table-cell table:style-name="ce179" office:value-type="string" table:number-columns-spanned="1" table:number-rows-spanned="3">
            <text:p>Activação da Assinatura</text:p>
          </table:table-cell>
          <table:table-cell table:style-name="ce186" office:value-type="string">
            <text:p>Disposição gráfica</text:p>
          </table:table-cell>
          <table:table-cell table:style-name="ce195" office:value-type="string">
            <text:p>NA</text:p>
          </table:table-cell>
          <table:table-cell table:style-name="ce195"/>
          <table:table-cell table:number-columns-repeated="11" table:style-name="ce195" office:value-type="string">
            <text:p>NA</text:p>
          </table:table-cell>
          <table:table-cell table:style-name="ce200"/>
          <table:table-cell table:style-name="ce1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195" office:value-type="string">
            <text:p>NA</text:p>
          </table:table-cell>
          <table:table-cell table:style-name="ce195"/>
          <table:table-cell table:number-columns-repeated="11" table:style-name="ce195" office:value-type="string">
            <text:p>NA</text:p>
          </table:table-cell>
          <table:table-cell table:style-name="ce200"/>
          <table:table-cell table:style-name="ce1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</text:p>
          </table:table-cell>
          <table:table-cell table:style-name="ce196" office:value-type="string">
            <text:p>NA</text:p>
          </table:table-cell>
          <table:table-cell table:style-name="ce196"/>
          <table:table-cell table:number-columns-repeated="11" table:style-name="ce196" office:value-type="string">
            <text:p>NA</text:p>
          </table:table-cell>
          <table:table-cell table:style-name="ce201"/>
          <table:table-cell table:style-name="ce19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2.</text:p>
          </table:table-cell>
          <table:table-cell table:style-name="ce180" office:value-type="string" table:number-columns-spanned="1" table:number-rows-spanned="3">
            <text:p>Activação do Cartão</text:p>
          </table:table-cell>
          <table:table-cell table:style-name="ce188" office:value-type="string">
            <text:p>Disposição gráfica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7"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202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A</text:p>
          </table:table-cell>
          <table:table-cell table:style-name="ce198"/>
          <table:table-cell table:number-columns-repeated="7" table:style-name="ce198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198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198" office:value-type="string">
            <text:p>NA</text:p>
          </table:table-cell>
          <table:table-cell table:style-name="ce198"/>
          <table:table-cell table:style-name="ce1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7" table:style-name="ce203" office:value-type="string">
            <text:p>NA</text:p>
          </table:table-cell>
          <table:table-cell table:style-name="ce196" office:value-type="string">
            <text:p>NA</text:p>
          </table:table-cell>
          <table:table-cell table:style-name="ce203" office:value-type="string">
            <text:p>NA</text:p>
          </table:table-cell>
          <table:table-cell table:style-name="ce196" office:value-type="string">
            <text:p>NA</text:p>
          </table:table-cell>
          <table:table-cell table:style-name="ce203" office:value-type="string">
            <text:p>NA</text:p>
          </table:table-cell>
          <table:table-cell table:style-name="ce201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3.</text:p>
          </table:table-cell>
          <table:table-cell table:style-name="ce180" office:value-type="string" table:number-columns-spanned="1" table:number-rows-spanned="3">
            <text:p>Acesso à 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4.</text:p>
          </table:table-cell>
          <table:table-cell table:style-name="ce180" office:value-type="string" table:number-columns-spanned="1" table:number-rows-spanned="3">
            <text:p>Verificaçã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5.</text:p>
          </table:table-cell>
          <table:table-cell table:style-name="ce180" office:value-type="string" table:number-columns-spanned="1" table:number-rows-spanned="3">
            <text:p>Alteraçã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6.</text:p>
          </table:table-cell>
          <table:table-cell table:style-name="ce180" office:value-type="string" table:number-columns-spanned="1" table:number-rows-spanned="3">
            <text:p>Escrita na área de Bloco de Nota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7.</text:p>
          </table:table-cell>
          <table:table-cell table:style-name="ce180" office:value-type="string" table:number-columns-spanned="1" table:number-rows-spanned="3">
            <text:p>Utilização do Certificado de Assinatura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8.</text:p>
          </table:table-cell>
          <table:table-cell table:style-name="ce180" office:value-type="string" table:number-columns-spanned="1" table:number-rows-spanned="3">
            <text:p>Utilização do Certificado de Autenticação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9.</text:p>
          </table:table-cell>
          <table:table-cell table:style-name="ce180" office:value-type="string" table:number-columns-spanned="1" table:number-rows-spanned="3">
            <text:p>Desbloquei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NA</text:p>
          </table:table-cell>
          <table:table-cell table:style-name="ce207"/>
          <table:table-cell table:number-columns-repeated="11" table:style-name="ce207" office:value-type="string">
            <text:p>NA</text:p>
          </table:table-cell>
          <table:table-cell table:style-name="ce227"/>
          <table:table-cell table:style-name="ce20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181" office:value-type="string" table:number-columns-spanned="2" table:number-rows-spanned="1">
            <text:p>Modificação da localização de instalação</text:p>
          </table:table-cell>
          <table:covered-table-cell table:style-name="ce181"/>
          <table:table-cell table:style-name="ce208" office:value-type="string">
            <text:p>NOK</text:p>
          </table:table-cell>
          <table:table-cell table:style-name="ce208"/>
          <table:table-cell table:number-columns-repeated="4" table:style-name="ce208" office:value-type="string">
            <text:p>NOK</text:p>
          </table:table-cell>
          <table:table-cell table:number-columns-repeated="9" table:style-name="ce208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2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83"/>
          <table:table-cell table:style-name="ce209" office:value-type="string">
            <text:p>OK</text:p>
          </table:table-cell>
          <table:table-cell table:style-name="ce209"/>
          <table:table-cell table:style-name="ce210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10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10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29"/>
          <table:table-cell table:style-name="ce220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Assinar documento MS Word</text:p>
          </table:table-cell>
          <table:covered-table-cell table:style-name="ce189"/>
          <table:table-cell table:style-name="ce209" office:value-type="string">
            <text:p>OK</text:p>
          </table:table-cell>
          <table:table-cell table:style-name="ce209"/>
          <table:table-cell table:style-name="ce209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19" office:value-type="string">
            <text:p>NA</text:p>
          </table:table-cell>
          <table:table-cell table:number-columns-repeated="8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Login com firefox (PKCS11)</text:p>
          </table:table-cell>
          <table:covered-table-cell table:style-name="ce189"/>
          <table:table-cell table:style-name="ce209" office:value-type="string">
            <text:p>OK</text:p>
          </table:table-cell>
          <table:table-cell table:style-name="ce209"/>
          <table:table-cell table:style-name="ce20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0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29"/>
          <table:table-cell table:style-name="ce230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Internet Explorer (CSP)</text:p>
          </table:table-cell>
          <table:covered-table-cell table:style-name="ce183"/>
          <table:table-cell table:style-name="ce209" office:value-type="string">
            <text:p>OK</text:p>
          </table:table-cell>
          <table:table-cell table:style-name="ce209"/>
          <table:table-cell table:number-columns-repeated="4" table:style-name="ce209" office:value-type="string">
            <text:p>NA</text:p>
          </table:table-cell>
          <table:table-cell table:number-columns-repeated="9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Internet Explorer (Minidriver)</text:p>
          </table:table-cell>
          <table:covered-table-cell table:style-name="ce183"/>
          <table:table-cell table:style-name="ce209" office:value-type="string">
            <text:p>NA</text:p>
          </table:table-cell>
          <table:table-cell table:style-name="ce209"/>
          <table:table-cell table:style-name="ce209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19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number-columns-repeated="9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Login no sistema operativo</text:p>
          </table:table-cell>
          <table:covered-table-cell table:style-name="ce183"/>
          <table:table-cell table:style-name="ce209" office:value-type="string">
            <text:p>NA</text:p>
          </table:table-cell>
          <table:table-cell table:style-name="ce209"/>
          <table:table-cell table:style-name="ce210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10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09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209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220" office:value-type="string">
            <text:p>OK</text:p>
          </table:table-cell>
          <table:table-cell table:style-name="ce220" table:number-columns-repeated="2"/>
          <table:table-cell table:number-columns-repeated="3" table:style-name="ce220" office:value-type="string">
            <text:p>OK</text:p>
          </table:table-cell>
          <table:table-cell table:style-name="ce229"/>
          <table:table-cell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Exportar dados para PDF</text:p>
          </table:table-cell>
          <table:covered-table-cell table:style-name="ce183"/>
          <table:table-cell table:style-name="ce210" office:value-type="string">
            <office:annotation draw:style-name="gr20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/>
          <table:table-cell table:style-name="ce210" office:value-type="string">
            <office:annotation draw:style-name="gr20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29"/>
          <table:table-cell table:style-name="ce220"/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Assinatura de ficheiros</text:p>
          </table:table-cell>
          <table:covered-table-cell table:style-name="ce183"/>
          <table:table-cell table:style-name="ce210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/>
          <table:table-cell table:style-name="ce210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29"/>
          <table:table-cell table:style-name="ce220"/>
          <table:table-cell table:number-columns-repeated="1005"/>
        </table:table-row>
        <table:table-row table:style-name="ro5">
          <table:table-cell table:number-columns-repeated="2"/>
          <table:table-cell table:style-name="ce181" office:value-type="string" table:number-columns-spanned="2" table:number-rows-spanned="1">
            <text:p>Assinatura LibreOffice</text:p>
          </table:table-cell>
          <table:covered-table-cell table:style-name="ce181"/>
          <table:table-cell table:style-name="ce209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210"/>
          <table:table-cell table:style-name="ce209" office:value-type="string">
            <office:annotation draw:style-name="gr1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208" office:value-type="string">
            <text:p>OK</text:p>
          </table:table-cell>
          <table:table-cell table:style-name="ce181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184"/>
          <table:table-cell table:style-name="ce19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78" office:value-type="string">
            <text:p>NOTA:</text:p>
          </table:table-cell>
          <table:table-cell table:style-name="ce185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191"/>
          <table:covered-table-cell table:style-name="ce21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3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4" office:value-type="string">
            <text:p>Aplicação instala sem problemas (build 2530)</text:p>
          </table:table-cell>
          <table:table-cell table:style-name="ce235" office:value-type="string">
            <text:p>Não instala</text:p>
            <text:p>Build 2462</text:p>
          </table:table-cell>
          <table:table-cell table:number-columns-repeated="4" table:style-name="ce36" office:value-type="string">
            <text:p>Aplicação instala sem problemas (build 2530)</text:p>
          </table:table-cell>
          <table:table-cell table:number-columns-repeated="2" table:style-name="ce237" office:value-type="string">
            <text:p>Instalação através de pacote deb, sem problemas (build 2462)</text:p>
          </table:table-cell>
          <table:table-cell table:number-columns-repeated="2" table:style-name="ce237" office:value-type="string">
            <text:p>Instalação através de pacote rpm, sem problemas (build 2462)</text:p>
          </table:table-cell>
          <table:table-cell table:number-columns-repeated="2" table:style-name="ce237" office:value-type="string">
            <text:p>Instalação através de pacote deb, sem problemas (build 2462)</text:p>
          </table:table-cell>
          <table:table-cell table:style-name="ce237" office:value-type="string">
            <text:p>Instalação através de pacote rpm, sem problemas (build 2462)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</text:span></text:p>
            <text:p><text:span text:style-name="T7">- Quando se remove um cartão e se coloca outro na aplicação utilitária, não devem persistir os dados do cartão anterior.</text:span></text:p>
            <text:p><text:span text:style-name="T8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1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37" office:value-type="string"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9" table:style-name="ce7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2"/>
          <table:table-cell table:style-name="ce76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9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9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style-name="ce75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20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20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5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43"/>
          <table:table-cell table:style-name="ce65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3"/>
          <table:table-cell table:style-name="ce62" office:value-type="string">
            <office:annotation draw:style-name="gr1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32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1" office:value-type="string">
            <text:p>NOTA:</text:p>
          </table:table-cell>
          <table:table-cell table:style-name="ce232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233"/>
          <table:covered-table-cell table:style-name="ce23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46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4" office:value-type="string">
            <text:p>Aplicação instala sem problemas (build 2462)</text:p>
          </table:table-cell>
          <table:table-cell table:style-name="ce119" office:value-type="string">
            <text:p>Não instala</text:p>
            <text:p>Build 2462</text:p>
          </table:table-cell>
          <table:table-cell table:number-columns-repeated="2" table:style-name="ce144" office:value-type="string">
            <text:p>Aplicação instala sem problemas (build 2462)</text:p>
          </table:table-cell>
          <table:table-cell table:number-columns-repeated="2" table:style-name="ce234" office:value-type="string">
            <text:p>Aplicação instala sem problemas (build 2462)</text:p>
          </table:table-cell>
          <table:table-cell table:number-columns-repeated="2" table:style-name="ce144" office:value-type="string">
            <text:p>Instalação através de pacote deb, sem problemas (build 2462)</text:p>
          </table:table-cell>
          <table:table-cell table:number-columns-repeated="2" table:style-name="ce144" office:value-type="string">
            <text:p>Instalação através de pacote rpm, sem problemas (build 2462)</text:p>
          </table:table-cell>
          <table:table-cell table:number-columns-repeated="2" table:style-name="ce144" office:value-type="string">
            <text:p>Instalação através de pacote deb, sem problemas (build 2462)</text:p>
          </table:table-cell>
          <table:table-cell table:style-name="ce144" office:value-type="string">
            <text:p>Instalação através de pacote rpm, sem problemas (build 2462)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utilizar o recurso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O contrato de licença deve estar em português, ou alternativamente bilingue (português/inglês);</text:p>
            <text:p><text:span text:style-name="T14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utilizar o recurso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<text:span text:style-name="T14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1" office:value-type="string">
            <text:p>- Quando o pin da morada está bloqueado e se tenta aceder à morada no final é indicado que o pin está errado.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37" office:value-type="string">
            <text:p><text:span text:style-name="T7">- Quando o pin da morada está bloqueado e se tenta aceder à morada no final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9" table:style-name="ce7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2.3539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4.2102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6.1067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2"/>
          <table:table-cell table:style-name="ce76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2" office:value-type="string">
            <office:annotation draw:style-name="gr14" draw:text-style-name="P2" svg:width="2.5756in" svg:height="0.7909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GEMSAFE – OK</text:span></text:p>
              <text:p text:style-name="P2"><text:span text:style-name="T2">→ </text:span><text:span text:style-name="T2">Leitor ACR83 – NOK</text:span></text:p>
              <text:p text:style-name="P2"><text:span text:style-name="T2">→ </text:span><text:span text:style-name="T2">Leitor Xiring - ?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2.1472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text:p>NOK</text:p>
          </table:table-cell>
          <table:table-cell table:style-name="ce62" office:value-type="string">
            <office:annotation draw:style-name="gr1" draw:text-style-name="P1" svg:width="1.5264in" svg:height="0.9689in" svg:x="15.9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73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text:p>OK</text:p>
          </table:table-cell>
          <table:table-cell table:style-name="ce5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9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1.8555in" svg:height="0.9689in" svg:x="12.3539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1.8555in" svg:height="0.9689in" svg:x="16.1067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75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5" office:value-type="string">
            <text:p>NOK</text:p>
          </table:table-cell>
          <table:table-cell table:style-name="ce143"/>
          <table:table-cell table:style-name="ce65" office:value-type="string">
            <office:annotation draw:style-name="gr2" draw:text-style-name="P2" svg:width="1.1413in" svg:height="1.5028in" svg:x="10.4276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1.5028in" svg:x="14.2102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17.9535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21.695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office:annotation draw:style-name="gr2" draw:text-style-name="P2" svg:width="1.1413in" svg:height="2.2146in" svg:x="23.552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27.254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5" office:value-type="string">
            <text:p>NOK</text:p>
          </table:table-cell>
          <table:table-cell table:style-name="ce143"/>
          <table:table-cell table:style-name="ce65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3"/>
          <table:table-cell table:style-name="ce62" office:value-type="string">
            <office:annotation draw:style-name="gr1" draw:text-style-name="P1" svg:width="1.5264in" svg:height="0.9689in" svg:x="10.220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2.1472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4.0035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5.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number-columns-repeated="7" table:style-name="ce32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1" office:value-type="string">
            <text:p>NOTA:</text:p>
          </table:table-cell>
          <table:table-cell table:style-name="ce232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233"/>
          <table:covered-table-cell table:style-name="ce23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34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6" table:default-cell-style-name="ce1"/>
        <table:table-row table:style-name="ro1">
          <table:table-cell/>
          <table:table-cell table:style-name="ce7" office:value-type="string" table:number-columns-spanned="6" table:number-rows-spanned="1">
            <text:p>Aplicação utilitária - novo middleware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style-name="ce35" office:value-type="string">
            <text:p>SUSE</text:p>
          </table:table-cell>
          <table:table-cell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3" table:style-name="ce8"/>
          <table:table-cell table:number-columns-repeated="2"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42" office:value-type="string">
            <text:p>Aplicação instala sem problemas <text:s/>(build 2349)</text:p>
          </table:table-cell>
          <table:table-cell table:number-columns-repeated="2" table:style-name="ce144" office:value-type="string">
            <text:p>Aplicação instala sem problemas (build 2349)</text:p>
          </table:table-cell>
          <table:table-cell table:number-columns-repeated="2" table:style-name="ce242" office:value-type="string">
            <text:p>Aplicação instala sem problemas <text:s/>(build 2349)</text:p>
          </table:table-cell>
          <table:table-cell table:number-columns-repeated="2" table:style-name="ce144" office:value-type="string">
            <text:p>Instalação através de pacote deb, sem problemas</text:p>
          </table:table-cell>
          <table:table-cell table:style-name="ce238" office:value-type="string">
            <text:p>pacote não disponivel durante a realização dos testes</text:p>
          </table:table-cell>
          <table:table-cell table:style-name="ce144" office:value-type="string">
            <text:p>Instalação através de pacote deb, sem problemas</text:p>
          </table:table-cell>
          <table:table-cell table:style-name="ce238" office:value-type="string">
            <text:p>pacote não disponivel durante a realização dos testes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<text:span text:style-name="T9"> A linguagem da interface da aplicação não é por omissão português;</text:span></text:p>
          </table:table-cell>
          <table:table-cell table:style-name="ce77" office:value-type="string">
            <text:p>-<text:span text:style-name="T9"> A linguagem da interface da aplicação não é por omissão português;</text:span></text:p>
            <text:p><text:span text:style-name="T9"/></text:p>
          </table:table-cell>
          <table:table-cell table:style-name="ce254" office:value-type="string">
            <text:p/>
            <text:p/>
          </table:table-cell>
          <table:table-cell table:style-name="ce77" office:value-type="string">
            <text:p>-<text:span text:style-name="T9"> A linguagem da interface da aplicação não é por omissão português;</text:span></text:p>
            <text:p><text:span text:style-name="T9"/></text:p>
          </table:table-cell>
          <table:table-cell table:style-name="ce254" office:value-type="string">
            <text:p/>
            <text:p/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</table:table-cell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5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9" table:style-name="ce10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5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5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7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256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256"/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3" table:style-name="ce42" office:value-type="string">
            <text:p>OK</text:p>
          </table:table-cell>
          <table:table-cell table:style-name="ce252" office:value-type="string">
            <office:annotation draw:style-name="gr1" draw:text-style-name="P1" svg:width="1.5264in" svg:height="0.9689in" svg:x="12.0177in" svg:y="8.098in" draw:caption-point-x="-0.0335in" draw:caption-point-y="0.2244in">
              <dc:date>2012-03-21T00:00:00</dc:date>
              <text:p text:style-name="P1"><text:span text:style-name="T1">As datas de validade de alguns certificados contêm valores inválidos</text:span></text:p>
            </office:annotation>
            <text:p>OK</text:p>
          </table:table-cell>
          <table:table-cell table:number-columns-repeated="3" table:style-name="ce42" office:value-type="string">
            <text:p>OK</text:p>
          </table:table-cell>
          <table:table-cell table:style-name="ce87"/>
          <table:table-cell table:style-name="ce42" office:value-type="string">
            <text:p>OK</text:p>
          </table:table-cell>
          <table:table-cell table:style-name="ce87"/>
          <table:table-cell table:style-name="ce85"/>
          <table:table-cell table:style-name="ce42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style-name="ce86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style-name="ce85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style-name="ce86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a escolha da linguagem não afecta os elementos.</text:p>
          </table:table-cell>
          <table:table-cell table:style-name="ce256"/>
          <table:table-cell table:style-name="ce118" office:value-type="string">
            <text:p>NOK, a escolha da linguagem não afecta os elementos.</text:p>
          </table:table-cell>
          <table:table-cell table:style-name="ce256"/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style-name="ce85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5" table:number-rows-spanned="1">
            <text:p>Informação fornecida ao utilizador <text:s/>com leitor de PINPAD nas tarefas de:</text:p>
          </table:table-cell>
          <table:covered-table-cell table:number-columns-repeated="14" table:style-name="ce13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number-columns-repeated="7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style-name="ce44" table:number-columns-repeated="2"/>
          <table:table-cell table:style-name="ce44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1.8315in" draw:caption-point-x="-0.0335in" draw:caption-point-y="0.420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2.0197in" draw:caption-point-x="-0.0335in" draw:caption-point-y="0.4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2" draw:text-style-name="P1" svg:width="1.5264in" svg:height="2.2831in" svg:x="8.235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0.1614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2.0177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4539in" svg:height="2.2831in" svg:x="13.9142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 table:number-columns-repeated="2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3" draw:text-style-name="P1" svg:width="1.4626in" svg:height="1.5177in" svg:x="6.3287in" svg:y="12.2311in" draw:caption-point-x="-0.0335in" draw:caption-point-y="0.409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8.235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0.1614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2.0177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4539in" svg:height="1.3295in" svg:x="13.9142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5" draw:text-style-name="P1" svg:width="1.4543in" svg:height="1.1413in" svg:x="15.3681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5" draw:text-style-name="P1" svg:width="1.4307in" svg:height="1.1413in" svg:x="16.8224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5" draw:text-style-name="P1" svg:width="1.4382in" svg:height="1.1413in" svg:x="19.7472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2.4358in" draw:caption-point-x="-0.0335in" draw:caption-point-y="0.399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2.6244in" draw:caption-point-x="-0.0335in" draw:caption-point-y="0.405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2" draw:text-style-name="P1" svg:width="1.5264in" svg:height="2.2831in" svg:x="8.235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0.1614in" svg:y="12.6244in" draw:caption-point-x="-0.0335in" draw:caption-point-y="0.4051in">
              <dc:date>2012-03-23T00:00:00</dc:date>
              <text:p text:style-name="P1"><text:span text:style-name="T1">Está correcto, mas acaba por não ser aplicável, deveria ser exibida uma janela a indicar que o pin deve ser introduzido através do leitor.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2.0177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4539in" svg:height="2.2831in" svg:x="13.9142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3" draw:text-style-name="P1" svg:width="1.4626in" svg:height="1.5177in" svg:x="6.3287in" svg:y="12.8354in" draw:caption-point-x="-0.0335in" draw:caption-point-y="0.3886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8.235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0.1614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2.0177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4539in" svg:height="1.3295in" svg:x="13.9142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5" draw:text-style-name="P1" svg:width="1.4543in" svg:height="1.1413in" svg:x="15.3681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5" draw:text-style-name="P1" svg:width="1.4307in" svg:height="1.1413in" svg:x="16.8224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5" draw:text-style-name="P1" svg:width="1.4382in" svg:height="1.1413in" svg:x="19.7472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3.0406in" draw:caption-point-x="-0.0335in" draw:caption-point-y="0.37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3.2283in" draw:caption-point-x="-0.0335in" draw:caption-point-y="0.3843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6" draw:text-style-name="P1" svg:width="1.5264in" svg:height="2.0949in" svg:x="8.235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5264in" svg:height="2.0949in" svg:x="10.1614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5264in" svg:height="2.0949in" svg:x="12.0177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4539in" svg:height="2.0949in" svg:x="13.9142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7" draw:text-style-name="P1" svg:width="1.4626in" svg:height="1.5181in" svg:x="6.3287in" svg:y="13.439in" draw:caption-point-x="-0.0335in" draw:caption-point-y="0.368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8.235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0.1614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2.0177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4539in" svg:height="1.3299in" svg:x="13.9142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9" draw:text-style-name="P1" svg:width="1.4543in" svg:height="1.1417in" svg:x="15.3681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9" draw:text-style-name="P1" svg:width="1.4307in" svg:height="1.1417in" svg:x="16.8224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9" draw:text-style-name="P1" svg:width="1.4382in" svg:height="1.1417in" svg:x="19.7472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30" draw:text-style-name="P1" svg:width="1.4626in" svg:height="1.5244in" svg:x="6.3287in" svg:y="13.6441in" draw:caption-point-x="-0.0335in" draw:caption-point-y="0.357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31" draw:text-style-name="P1" svg:width="1.5264in" svg:height="2.0953in" svg:x="8.235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5264in" svg:height="2.0953in" svg:x="10.1614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5264in" svg:height="2.0953in" svg:x="12.0177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4539in" svg:height="2.0953in" svg:x="13.9142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30" draw:text-style-name="P1" svg:width="1.4626in" svg:height="1.5244in" svg:x="6.3287in" svg:y="13.8323in" draw:caption-point-x="-0.0335in" draw:caption-point-y="0.363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31" draw:text-style-name="P1" svg:width="1.5264in" svg:height="2.0953in" svg:x="8.235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5264in" svg:height="2.0953in" svg:x="10.1614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5264in" svg:height="2.0953in" svg:x="12.0177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4539in" svg:height="2.0953in" svg:x="13.9142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8" draw:text-style-name="P1" svg:width="1.4626in" svg:height="1.3299in" svg:x="6.3287in" svg:y="14.0433in" draw:caption-point-x="-0.0335in" draw:caption-point-y="0.347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8.235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0.1614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2.0177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4539in" svg:height="1.3299in" svg:x="13.9142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9" draw:text-style-name="P1" svg:width="1.4543in" svg:height="1.1417in" svg:x="15.3681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9" draw:text-style-name="P1" svg:width="1.4307in" svg:height="1.1417in" svg:x="16.8224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9" draw:text-style-name="P1" svg:width="1.4382in" svg:height="1.1417in" svg:x="19.7472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245" office:value-type="string">
            <office:annotation draw:style-name="gr28" draw:text-style-name="P1" svg:width="1.4626in" svg:height="1.3299in" svg:x="6.3287in" svg:y="14.6476in" draw:caption-point-x="-0.0335in" draw:caption-point-y="0.3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7" office:value-type="string">
            <text:p>Exibida uma janela para introduzir o pin</text:p>
          </table:table-cell>
          <table:table-cell table:style-name="ce249" office:value-type="string">
            <office:annotation draw:style-name="gr2" draw:text-style-name="P2" svg:width="1.1413in" svg:height="0.435in" svg:x="10.3681in" svg:y="14.3795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7" office:value-type="string">
            <text:p>Exibida uma janela para introduzir o pin</text:p>
          </table:table-cell>
          <table:table-cell table:number-columns-repeated="2" table:style-name="ce66" office:value-type="string">
            <text:p>OK</text:p>
          </table:table-cell>
          <table:table-cell table:style-name="ce257"/>
          <table:table-cell table:style-name="ce66" office:value-type="string">
            <text:p>OK</text:p>
          </table:table-cell>
          <table:table-cell table:style-name="ce257"/>
          <table:table-cell table:style-name="ce90"/>
          <table:table-cell table:style-name="ce66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245" office:value-type="string">
            <office:annotation draw:style-name="gr16" draw:text-style-name="P1" svg:width="1.4626in" svg:height="1.1469in" svg:x="6.3287in" svg:y="15.585in" draw:caption-point-x="-0.0335in" draw:caption-point-y="0.109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7" office:value-type="string">
            <text:p>Exibida uma janela para introduzir o pin</text:p>
          </table:table-cell>
          <table:table-cell table:style-name="ce249" office:value-type="string">
            <office:annotation draw:style-name="gr2" draw:text-style-name="P2" svg:width="1.1413in" svg:height="0.435in" svg:x="10.3681in" svg:y="15.099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7" office:value-type="string">
            <text:p>Exibida uma janela para introduzir o pin</text:p>
          </table:table-cell>
          <table:table-cell table:number-columns-repeated="2" table:style-name="ce66" office:value-type="string">
            <text:p>OK</text:p>
          </table:table-cell>
          <table:table-cell table:style-name="ce258"/>
          <table:table-cell table:style-name="ce66" office:value-type="string">
            <text:p>OK</text:p>
          </table:table-cell>
          <table:table-cell table:style-name="ce258"/>
          <table:table-cell table:style-name="ce91"/>
          <table:table-cell table:style-name="ce66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0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5" table:number-rows-spanned="1">
            <text:p>Informação fornecida ao utilizador com leitor sem pinpad nas tarefas de:</text:p>
          </table:table-cell>
          <table:covered-table-cell table:number-columns-repeated="14" table:style-name="ce14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7" table:style-name="ce55" office:value-type="string">
            <text:p>NA</text:p>
          </table:table-cell>
          <table:table-cell table:style-name="ce55"/>
          <table:table-cell table:style-name="ce55" office:value-type="string">
            <text:p>NA</text:p>
          </table:table-cell>
          <table:table-cell table:style-name="ce55"/>
          <table:table-cell table:style-name="ce44"/>
          <table:table-cell table:style-name="ce55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 table:number-columns-repeated="2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style-name="ce85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19.708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19.90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097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291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4862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680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0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67" office:value-type="string">
            <office:annotation draw:style-name="gr32" draw:text-style-name="P1" svg:width="1.4626in" svg:height="1.5118in" svg:x="6.3287in" svg:y="22.1921in" draw:caption-point-x="-0.0335in" draw:caption-point-y="0.055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OK</text:p>
          </table:table-cell>
          <table:table-cell table:style-name="ce67" office:value-type="string">
            <office:annotation draw:style-name="gr1" draw:text-style-name="P1" svg:width="1.5264in" svg:height="0.9689in" svg:x="8.235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251" office:value-type="string">
            <office:annotation draw:style-name="gr2" draw:text-style-name="P2" svg:width="1.1413in" svg:height="0.435in" svg:x="10.3681in" svg:y="21.65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7" office:value-type="string">
            <office:annotation draw:style-name="gr1" draw:text-style-name="P1" svg:width="1.5264in" svg:height="0.9689in" svg:x="12.0177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67" office:value-type="string">
            <office:annotation draw:style-name="gr1" draw:text-style-name="P1" svg:width="1.5264in" svg:height="0.9689in" svg:x="13.9142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office:annotation draw:style-name="gr8" draw:text-style-name="P1" svg:width="1.4626in" svg:height="0.9409in" svg:x="6.328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4626in" svg:height="0.9409in" svg:x="8.235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0.1614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2.017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3.9142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253" office:value-type="string">
            <office:annotation draw:style-name="gr33" draw:text-style-name="P1" svg:width="1.4543in" svg:height="0.5646in" svg:x="15.3681in" svg:y="22.5811in" draw:caption-point-x="-0.0335in" draw:caption-point-y="-0.139in">
              <dc:date>2012-03-21T00:00:00</dc:date>
              <text:p text:style-name="P1"><text:span text:style-name="T1">Não foi possivel instalar o modulo</text:span></text:p>
            </office:annotation>
            <text:p>NOK</text:p>
          </table:table-cell>
          <table:table-cell table:style-name="ce111" office:value-type="string">
            <office:annotation draw:style-name="gr1" draw:text-style-name="P1" svg:width="1.4307in" svg:height="0.9689in" svg:x="16.8224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3"/>
          <table:table-cell table:style-name="ce111" office:value-type="string">
            <office:annotation draw:style-name="gr1" draw:text-style-name="P1" svg:width="1.4382in" svg:height="0.9689in" svg:x="19.7472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3"/>
          <table:table-cell table:style-name="ce92"/>
          <table:table-cell table:style-name="ce112" office:value-type="string">
            <office:annotation draw:style-name="gr34" draw:text-style-name="P1" svg:width="0.6677in" svg:height="2.5705in" svg:x="23.9945in" svg:y="21.7665in" draw:caption-point-x="-0.0335in" draw:caption-point-y="0.6756in">
              <dc:date>2012-03-21T00:00:00</dc:date>
              <text:p text:style-name="P1"><text:span text:style-name="T1"><text:s/></text:span><text:span text:style-name="T1">É necessario inserir a path do modulo. Produz um erro (General Error)</text:span></text:p>
            </office:annotation>
            <text:p>N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number-columns-repeated="4" table:style-name="ce60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248" office:value-type="string">
            <office:annotation draw:style-name="gr2" draw:text-style-name="P2" svg:width="1.1413in" svg:height="0.7909in" svg:x="8.4417in" svg:y="22.2362in" draw:caption-point-x="-0.2402in" draw:caption-point-y="0.5945in">
              <dc:date>2012-03-23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</text:span></text:p>
            </office:annotation>
            <text:p>OK</text:p>
          </table:table-cell>
          <table:table-cell table:style-name="ce65" office:value-type="string">
            <office:annotation draw:style-name="gr2" draw:text-style-name="P2" svg:width="1.1413in" svg:height="0.435in" svg:x="10.3681in" svg:y="22.2362in" draw:caption-point-x="-0.2402in" draw:caption-point-y="0.5945in">
              <dc:date>2012-03-23T00:00:00</dc:date>
              <text:p text:style-name="P2"><text:span text:style-name="T2">Erro: cartão desconhecido</text:span></text:p>
            </office:annotation>
            <text:p>NOK</text:p>
          </table:table-cell>
          <table:table-cell table:number-columns-repeated="2" table:style-name="ce59" office:value-type="string">
            <text:p>OK</text:p>
          </table:table-cell>
          <table:table-cell table:style-name="ce75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text:p>PINPAD do leitor é utilizado?</text:p>
          </table:table-cell>
          <table:covered-table-cell table:style-name="ce19"/>
          <table:table-cell table:style-name="ce59" office:value-type="string">
            <text:p>SIM</text:p>
          </table:table-cell>
          <table:table-cell table:style-name="ce65" office:value-type="string">
            <office:annotation draw:style-name="gr14" draw:text-style-name="P2" svg:width="2.448in" svg:height="0.7909in" svg:x="8.4417in" svg:y="22.4307in" draw:caption-point-x="-0.2402in" draw:caption-point-y="0.5945in">
              <dc:date>2012-03-23T00:00:00</dc:date>
              <text:p text:style-name="P2"><text:span text:style-name="T2">→ </text:span><text:span text:style-name="T2">ACR83 <text:s/>- NOK (funciona bem apenas com PKCS11)</text:span></text:p>
              <text:p text:style-name="P2"><text:span text:style-name="T2">→ </text:span><text:span text:style-name="T2">GEMPLUS – NOK</text:span></text:p>
              <text:p text:style-name="P2"><text:span text:style-name="T2">→ </text:span><text:span text:style-name="T2">Xiring - NOK</text:span></text:p>
            </office:annotation>
            <text:p>DEPENDE DO LEITOR</text:p>
          </table:table-cell>
          <table:table-cell table:style-name="ce65" office:value-type="string">
            <text:p>NÂO</text:p>
          </table:table-cell>
          <table:table-cell table:number-columns-repeated="2" table:style-name="ce62" office:value-type="string">
            <text:p>NÃO</text:p>
          </table:table-cell>
          <table:table-cell table:style-name="ce253"/>
          <table:table-cell table:style-name="ce76" office:value-type="string">
            <text:p>SIM</text:p>
          </table:table-cell>
          <table:table-cell table:style-name="ce92"/>
          <table:table-cell table:style-name="ce76" office:value-type="string">
            <text:p>SIM</text:p>
          </table:table-cell>
          <table:table-cell table:style-name="ce92" table:number-columns-repeated="2"/>
          <table:table-cell table:style-name="ce76" office:value-type="string">
            <text:p>SIM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65" office:value-type="string">
            <office:annotation draw:style-name="gr6" draw:text-style-name="P2" svg:width="2.3331in" svg:height="0.9689in" svg:x="8.4417in" svg:y="22.6378in" draw:caption-point-x="-0.2402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2" draw:text-style-name="P2" svg:width="1.1413in" svg:height="0.435in" svg:x="10.3681in" svg:y="22.6378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2.0177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4539in" svg:height="2.4469in" svg:x="13.9142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<text:s/>manual é omisso nas condicionantes.</text:span></text:p>
            </office:annotation>
            <text:p>OK</text:p>
          </table:table-cell>
          <table:table-cell table:number-columns-repeated="2" table:style-name="ce75" office:value-type="string">
            <text:p>Não testado</text:p>
          </table:table-cell>
          <table:table-cell table:style-name="ce92"/>
          <table:table-cell table:style-name="ce75" office:value-type="string">
            <text:p>Não testado</text:p>
          </table:table-cell>
          <table:table-cell table:style-name="ce92" table:number-columns-repeated="2"/>
          <table:table-cell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string">
            <text:p>Leitor PINPAD utilizado nos testes:</text:p>
          </table:table-cell>
          <table:table-cell table:style-name="ce241" office:value-type="string">
            <text:p>Gemplu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9" office:value-type="string">
            <text:p>NOTA:</text:p>
          </table:table-cell>
          <table:table-cell table:style-name="ce240" office:value-type="string" table:number-columns-spanned="5" table:number-rows-spanned="1">
            <text:p>Quando se alterna o idioma na aplicação:</text:p>
            <text:p><text:span text:style-name="T15">(inglẽs → português) </text:span></text:p>
            <text:p><text:span text:style-name="T15">→ </text:span><text:span text:style-name="T15">Existem problemas de encoding nas janelas do PIN;</text:span></text:p>
            <text:p><text:span text:style-name="T15">→ </text:span><text:span text:style-name="T15">Janela de PIN da morada continua em inglês</text:span></text:p>
            <text:p><text:span text:style-name="T15">(português → inglês)</text:span></text:p>
            <text:p><text:span text:style-name="T15">→ </text:span><text:span text:style-name="T15">Existem strings que permanecem em português nas janelas do PIN</text:span></text:p>
          </table:table-cell>
          <table:covered-table-cell table:number-columns-repeated="3" table:style-name="ce233"/>
          <table:covered-table-cell table:style-name="ce236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5116P0" style:volatile="true" number:language="pt" number:country="PT">
      <number:number number:decimal-places="2" number:min-integer-digits="1" number:grouping="true"/>
      <number:text>    </number:text>
    </number:number-style>
    <number:number-style style:name="N5116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16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16" number:language="pt" number:country="PT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8P0" style:volatile="true" number:language="pt" number:country="PT">
      <number:number number:decimal-places="0" number:min-integer-digits="1" number:grouping="true"/>
      <number:text> €</number:text>
    </number:number-style>
    <number:number-style style:name="N5118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pt" number:country="PT">
      <number:number number:decimal-places="0" number:min-integer-digits="1" number:grouping="true"/>
      <number:text> €</number:text>
    </number:number-style>
    <number:number-style style:name="N5119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pt" number:country="PT">
      <number:number number:decimal-places="2" number:min-integer-digits="1" number:grouping="true"/>
      <number:text> €</number:text>
    </number:number-style>
    <number:number-style style:name="N5121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pt" number:country="PT">
      <number:number number:decimal-places="2" number:min-integer-digits="1" number:grouping="true"/>
      <number:text> €</number:text>
    </number:number-style>
    <number:number-style style:name="N5122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pt" number:country="PT">
      <number:month number:textual="true"/>
      <number:text>-</number:text>
      <number:year/>
    </number:date-style>
    <number:time-style style:name="N5124" number:language="pt" number:country="PT">
      <number:hours/>
      <number:text>:</number:text>
      <number:minutes number:style="long"/>
      <number:text> </number:text>
      <number:am-pm/>
    </number:time-style>
    <number:time-style style:name="N5125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pt" number:country="PT">
      <number:hours/>
      <number:text>:</number:text>
      <number:minutes number:style="long"/>
    </number:time-style>
    <number:time-style style:name="N512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8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pt" number:country="PT">
      <number:number number:decimal-places="0" number:min-integer-digits="1" number:grouping="true"/>
      <number:text>   </number:text>
    </number:number-style>
    <number:number-style style:name="N5130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30P0"/>
    </number:number-style>
    <number:number-style style:name="N5131P0" style:volatile="true" number:language="pt" number:country="PT">
      <number:number number:decimal-places="0" number:min-integer-digits="1" number:grouping="true"/>
      <number:text>   </number:text>
    </number:number-style>
    <number:number-style style:name="N5131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1P0"/>
    </number:number-style>
    <number:number-style style:name="N5133P0" style:volatile="true" number:language="pt" number:country="PT">
      <number:number number:decimal-places="2" number:min-integer-digits="1" number:grouping="true"/>
      <number:text>   </number:text>
    </number:number-style>
    <number:number-style style:name="N5133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pt" number:country="PT">
      <number:number number:decimal-places="2" number:min-integer-digits="1" number:grouping="true"/>
      <number:text>   </number:text>
    </number:number-style>
    <number:number-style style:name="N5134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4P0"/>
    </number:number-style>
    <number:number-style style:name="N5138P0" style:volatile="true" number:language="pt" number:country="PT">
      <number:number number:decimal-places="0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8P2" style:volatile="true" number:language="pt" number:country="PT">
      <number:text> -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0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42P2" style:volatile="true" number:language="pt" number:country="PT">
      <number:text> -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pt" number:country="PT">
      <number:number number:decimal-places="2" number:min-integer-digits="1" number:grouping="true"/>
      <number:text> € </number:text>
    </number:number-style>
    <number:number-style style:name="N5146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6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6" number:language="pt" number:country="PT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pt" number:country="PT">
      <number:minutes number:style="long"/>
      <number:text>:</number:text>
      <number:seconds number:style="long"/>
    </number:time-style>
    <number:time-style style:name="N514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pt" number:country="PT">
      <number:minutes number:style="long"/>
      <number:text>:</number:text>
      <number:seconds number:style="long" number:decimal-places="1"/>
    </number:time-style>
    <number:number-style style:name="N5150" number:language="pt" number:country="PT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20_2" style:display-name="Excel Built-in Excel Built-in Normal 2" style:family="table-cell" style:parent-style-name="Default" style:data-style-name="N5116">
      <style:table-cell-properties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_20_2" style:display-name="PageStyle_Folh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1:06:08</meta:creation-date>
    <meta:initial-creator>Rui António Cabrita de Jesus Martinho</meta:initial-creator>
    <dc:date>2012-05-14T17:14:46</dc:date>
    <meta:editing-cycles>54</meta:editing-cycles>
    <meta:editing-duration>P3DT8H52M16S</meta:editing-duration>
    <meta:generator>LibreOffice/3.5$Linux_x86 LibreOffice_project/7e68ba2-a744ebf-1f241b7-c506db1-7d53735</meta:generator>
    <dc:creator>Rui Martinho</dc:creator>
    <meta:document-statistic meta:table-count="7" meta:cell-count="8769" meta:object-count="0"/>
  </office:meta>
</office:document-meta>
</file>